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8cm"/>
    </style:style>
    <style:style style:name="co3" style:family="table-column">
      <style:table-column-properties fo:break-before="auto" style:column-width="16.316cm"/>
    </style:style>
    <style:style style:name="co4" style:family="table-column">
      <style:table-column-properties fo:break-before="auto" style:column-width="5.74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1" table:visibility="collapse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table:style-name="ce1" office:value-type="string" table:number-columns-spanned="13" table:number-rows-spanned="1">
            <text:p>PHP Funktionen die noch benötigt werden</text:p>
          </table:table-cell>
          <table:covered-table-cell table:number-columns-repeated="12"/>
        </table:table-row>
        <table:table-row table:style-name="ro3">
          <table:table-cell table:number-columns-spanned="13" table:number-rows-spanned="1"/>
          <table:covered-table-cell table:number-columns-repeated="12"/>
        </table:table-row>
        <table:table-row table:style-name="ro1">
          <table:table-cell table:style-name="ce2" office:value-type="string" table:number-columns-spanned="10" table:number-rows-spanned="1">
            <text:p>Funktion</text:p>
          </table:table-cell>
          <table:covered-table-cell table:number-columns-repeated="9" table:style-name="ce3"/>
          <table:table-cell table:style-name="ce2" office:value-type="string">
            <text:p>Parameter</text:p>
          </table:table-cell>
          <table:table-cell table:style-name="ce2" office:value-type="string">
            <text:p>Rückgabewert</text:p>
          </table:table-cell>
          <table:table-cell table:style-name="ce2" office:value-type="string">
            <text:p>Anmerkung</text:p>
          </table:table-cell>
        </table:table-row>
        <table:table-row table:style-name="ro1">
          <table:table-cell office:value-type="string" table:number-columns-spanned="10" table:number-rows-spanned="1">
            <text:p>Fragebogen anlegen</text:p>
          </table:table-cell>
          <table:covered-table-cell table:number-columns-repeated="9"/>
          <table:table-cell office:value-type="string">
            <text:p>Lehrer_id, Klasse, Fragen, Anzahl Schüler</text:p>
          </table:table-cell>
          <table:table-cell office:value-type="string">
            <text:p>array mit Codes um Fragebogen anzuzeigen, errorcode</text:p>
          </table:table-cell>
          <table:table-cell office:value-type="string">
            <text:p>Fragebogen Codes werden erstellt</text:p>
          </table:table-cell>
        </table:table-row>
        <table:table-row table:style-name="ro4">
          <table:table-cell office:value-type="string" table:number-columns-spanned="10" table:number-rows-spanned="1">
            <text:p>Alle Fragebogen_ids von Lehrer abrufen</text:p>
          </table:table-cell>
          <table:covered-table-cell table:number-columns-repeated="9"/>
          <table:table-cell office:value-type="string">
            <text:p>Lehrer_id</text:p>
          </table:table-cell>
          <table:table-cell office:value-type="string">
            <text:p>array mit fragebogen ids (sortiert nach Klasse und Jahr), Gesamtsumme aller Antworten,</text:p>
            <text:p>Anzahl der verbleibenden codes, errorcode</text:p>
          </table:table-cell>
          <table:table-cell/>
        </table:table-row>
        <table:table-row table:style-name="ro1">
          <table:table-cell office:value-type="string" table:number-columns-spanned="10" table:number-rows-spanned="1">
            <text:p>Fragebogen abrufen</text:p>
          </table:table-cell>
          <table:covered-table-cell table:number-columns-repeated="9"/>
          <table:table-cell office:value-type="string">
            <text:p>Fragebogen_id</text:p>
          </table:table-cell>
          <table:table-cell office:value-type="string">
            <text:p>array mit allen Fragen des Fragebogens, errorcode</text:p>
          </table:table-cell>
          <table:table-cell/>
        </table:table-row>
        <table:table-row table:style-name="ro1">
          <table:table-cell office:value-type="string" table:number-columns-spanned="10" table:number-rows-spanned="1">
            <text:p>Antworten von ausgefülltem Fragebogen in Datenbank speichern</text:p>
          </table:table-cell>
          <table:covered-table-cell table:number-columns-repeated="9"/>
          <table:table-cell office:value-type="string">
            <text:p>Fragebogen_id, Fragen, Antworten</text:p>
          </table:table-cell>
          <table:table-cell office:value-type="string">
            <text:p>True || false, errorcode</text:p>
          </table:table-cell>
          <table:table-cell office:value-type="string">
            <text:p>Fragebogen Code wird gelöscht</text:p>
          </table:table-cell>
        </table:table-row>
        <table:table-row table:style-name="ro1">
          <table:table-cell office:value-type="string" table:number-columns-spanned="10" table:number-rows-spanned="1">
            <text:p>Summe aller Antworten für die Fragen eines Fragebogens anzeigen</text:p>
          </table:table-cell>
          <table:covered-table-cell table:number-columns-repeated="9"/>
          <table:table-cell office:value-type="string">
            <text:p>Fragebogen_id, Frage</text:p>
          </table:table-cell>
          <table:table-cell office:value-type="string">
            <text:p>array mit allen Fragen und der jeweiligen Summe dazu, errorcode</text:p>
          </table:table-cell>
          <table:table-cell/>
        </table:table-row>
        <table:table-row table:style-name="ro1">
          <table:table-cell office:value-type="string" table:number-columns-spanned="10" table:number-rows-spanned="1">
            <text:p>Verbesserungsvorschlag von Schüler eintragen</text:p>
          </table:table-cell>
          <table:covered-table-cell table:number-columns-repeated="9"/>
          <table:table-cell office:value-type="string">
            <text:p>Fragebogen_id, Verbesserungsvorschlag</text:p>
          </table:table-cell>
          <table:table-cell office:value-type="string">
            <text:p>True || false, errorcode</text:p>
          </table:table-cell>
          <table:table-cell/>
        </table:table-row>
        <table:table-row table:style-name="ro1">
          <table:table-cell office:value-type="string" table:number-columns-spanned="10" table:number-rows-spanned="1">
            <text:p>Alle Verbesserungsvorschläge von Fragebogen anzeigen</text:p>
          </table:table-cell>
          <table:covered-table-cell table:number-columns-repeated="9"/>
          <table:table-cell office:value-type="string">
            <text:p>Fragebogen_id</text:p>
          </table:table-cell>
          <table:table-cell office:value-type="string">
            <text:p>array mit allen Verbesserungsvorschlägen</text:p>
          </table:table-cell>
          <table:table-cell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3"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3"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3"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3"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3"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3"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3"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3"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3"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4">24/05/2021</text:date>, <text:time>17:1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8M55S</meta:editing-duration>
    <meta:editing-cycles>6</meta:editing-cycles>
    <meta:generator>OpenOffice/4.1.7$Win32 OpenOffice.org_project/417m1$Build-9800</meta:generator>
    <dc:date>2021-05-24T17:17:09.06</dc:date>
    <dc:creator>Benjamin Atkins</dc:creator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